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75" calcext:value-type="float">
            <text:p>75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60.5" calcext:value-type="float">
            <text:p>60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57" calcext:value-type="float">
            <text:p>5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table:number-columns-repeated="7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6T18:26:59.826807281</dc:date>
    <meta:editing-duration>PT5H52M48S</meta:editing-duration>
    <meta:editing-cycles>66</meta:editing-cycles>
    <meta:generator>LibreOffice/7.3.7.2$Linux_X86_64 LibreOffice_project/30$Build-2</meta:generator>
    <meta:document-statistic meta:table-count="1" meta:cell-count="249" meta:object-count="0"/>
  </office:meta>
</office:document-meta>
</file>